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f9f" officeooo:paragraph-rsid="0015af9f"/>
    </style:style>
    <style:style style:name="P2" style:family="paragraph" style:parent-style-name="Standard">
      <style:paragraph-properties fo:text-align="start" style:justify-single-word="false"/>
      <style:text-properties officeooo:rsid="0015af9f" officeooo:paragraph-rsid="002b4b69"/>
    </style:style>
    <style:style style:name="T1" style:family="text">
      <style:text-properties officeooo:rsid="001889fe"/>
    </style:style>
    <style:style style:name="T2" style:family="text">
      <style:text-properties officeooo:rsid="001badb4"/>
    </style:style>
    <style:style style:name="T3" style:family="text">
      <style:text-properties officeooo:rsid="002ab2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ΜΗΝΙΑΙΑ ΑΝΑΦΟΡΑ ΠΡΟΓΡΑΜΜΑΤΟΣ ΗΟΜΟRE</text:p>
      <text:p text:style-name="P1">Γεώργιος Βαρδάκας</text:p>
      <text:p text:style-name="P1"/>
      <text:p text:style-name="P2">Οι εργασίες που έλαβαν μέρος <text:span text:style-name="T2">για τον μήνα Ιούλιο αφορούν τ</text:span>η<text:span text:style-name="T1">ν</text:span> <text:span text:style-name="T3">βελτίωση του μοντέλου καθώς και την αξιολόγησή του. Αρχικά έγιναν δοκιμές με διάφορες τεχνικές για την εύρεση των βέλτιστων υπερπαραμέτρων του όπως η τεχνική του Grid Search. Στην συνέχεια έγιναν όλα τα πειράματα από την αρχή με σκοπό την αξιολόγησή του. Τα πειράματα πραγματοποιήθηκαν με Group K-fold Cross Validation όπως απαιτείται σε μία μελέτη με πολλαπλούς χρήστες, καθώς και με απλό K-fold Cross Validation. Τέλος, πραγματοποίηθηκε ο έλεγχος των αποτελεσμάτων στα διάφορα πειράματα και μοντέλα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4:02:58.788616303</meta:creation-date>
    <dc:date>2021-08-19T16:27:01.233327935</dc:date>
    <meta:editing-duration>PT31M57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92" meta:character-count="614" meta:non-whitespace-character-count="525"/>
  </office:meta>
</office:document-meta>
</file>